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paragraph-rsid="0019c423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1d05f2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9c423" officeooo:paragraph-rsid="0019c423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b4ed3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 officeooo:rsid="001b4ed3" officeooo:paragraph-rsid="001b4ed3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b4ed3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d05f2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n" fo:country="US" officeooo:rsid="001d05f2" officeooo:paragraph-rsid="001d05f2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en" fo:country="US" fo:font-weight="normal" officeooo:rsid="001b4ed3" officeooo:paragraph-rsid="001d05f2" style:font-weight-asian="normal" style:font-weight-complex="normal"/>
    </style:style>
    <style:style style:name="P10" style:family="paragraph" style:parent-style-name="Heading_20_3" style:list-style-name="WWNum5">
      <style:paragraph-properties fo:text-align="justify" style:justify-single-word="false"/>
      <style:text-properties fo:language="en" fo:country="US" officeooo:rsid="0019c423" officeooo:paragraph-rsid="0019c423"/>
    </style:style>
    <style:style style:name="P11" style:family="paragraph" style:parent-style-name="Heading_20_3" style:list-style-name="L2">
      <style:paragraph-properties fo:text-align="justify" style:justify-single-word="false"/>
      <style:text-properties officeooo:paragraph-rsid="001d05f2"/>
    </style:style>
    <style:style style:name="P12" style:family="paragraph" style:parent-style-name="Heading_20_3" style:list-style-name="L2" style:master-page-name="">
      <style:paragraph-properties fo:margin-left="1.499cm" fo:margin-right="0cm" fo:margin-top="0.071cm" fo:margin-bottom="0cm" style:contextual-spacing="false" fo:text-align="justify" style:justify-single-word="false" fo:keep-together="always" fo:text-indent="-0.6cm" style:auto-text-indent="false" style:page-number="auto" fo:keep-with-next="always"/>
      <style:text-properties fo:language="en" fo:country="US" officeooo:paragraph-rsid="001d05f2"/>
    </style:style>
    <style:style style:name="P13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b4ed3" officeooo:paragraph-rsid="001d05f2"/>
    </style:style>
    <style:style style:name="P14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d05f2" officeooo:paragraph-rsid="001d05f2"/>
    </style:style>
    <style:style style:name="P15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officeooo:paragraph-rsid="001d05f2"/>
    </style:style>
    <style:style style:name="P16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fo:language="en" fo:country="US" officeooo:paragraph-rsid="001d05f2" style:font-name-complex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4ed3"/>
    </style:style>
    <style:style style:name="T3" style:family="text">
      <style:text-properties fo:language="en" fo:country="US" fo:font-weight="bold" officeooo:rsid="001b4ed3" style:font-weight-asian="bold" style:font-weight-complex="bold"/>
    </style:style>
    <style:style style:name="T4" style:family="text">
      <style:text-properties fo:language="en" fo:country="US" style:font-name-complex="Cambria"/>
    </style:style>
    <style:style style:name="T5" style:family="text">
      <style:text-properties fo:language="en" fo:country="US" officeooo:rsid="001d05f2"/>
    </style:style>
    <style:style style:name="T6" style:family="text">
      <style:text-properties fo:language="en" fo:country="US" fo:font-weight="normal" officeooo:rsid="001b4ed3" style:font-weight-asian="normal" style:font-weight-complex="normal"/>
    </style:style>
    <style:style style:name="T7" style:family="text">
      <style:text-properties officeooo:rsid="001b4ed3"/>
    </style:style>
    <style:style style:name="T8" style:family="text">
      <style:text-properties officeooo:rsid="001d05f2"/>
    </style:style>
    <style:style style:name="T9" style:family="text">
      <style:text-properties fo:font-weight="normal" officeooo:rsid="001b4e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6120025689455005" text:style-name="WWNum5">
        <text:list-item>
          <text:list>
            <text:list-item>
              <text:list>
                <text:list-header>
                  <text:h text:style-name="P10" text:outline-level="3">Stakeholders<text:tab/></text:h>
                </text:list-header>
              </text:list>
            </text:list-item>
          </text:list>
        </text:list-item>
      </text:list>
      <text:p text:style-name="P1"/>
      <text:p text:style-name="P1"/>
      <text:list xml:id="list1803939792815892364" text:style-name="L1">
        <text:list-item>
          <text:p text:style-name="P4"><text:span text:style-name="T2">Project applicant/acquirer : The project is initiated by the </text:span><text:span text:style-name="T6">city of Milano</text:span><text:span text:style-name="T2"> which is representing by our teacher.</text:span></text:p>
          <text:p text:style-name="P5"/>
        </text:list-item>
      </text:list>
      <text:list xml:id="list2612331823976133409" text:style-name="L2">
        <text:list-item>
          <text:p text:style-name="P6">Production engineers : <text:s/>Our project team will design the solution and plan its realization</text:p>
          <text:p text:style-name="P6"/>
        </text:list-item>
        <text:list-item>
          <text:p text:style-name="P8">Developers : It <text:span text:style-name="T7">will be an external team, </text:span>a<text:span text:style-name="T7">ctually we will use the </text:span><text:span text:style-name="T9">source code of an already existing project.</text:span></text:p>
          <text:p text:style-name="P9"/>
        </text:list-item>
        <text:list-item>
          <text:p text:style-name="P6">Testers : <text:s/>Our project team will test the solution, identify bugs and inspect the code as well</text:p>
          <text:p text:style-name="P6"/>
        </text:list-item>
        <text:list-item>
          <text:p text:style-name="P7"><text:span text:style-name="T8">C</text:span>ommunicators : <text:span text:style-name="T8">Our project team will</text:span> provi<text:span text:style-name="T8">de</text:span> some reviews during the evolution <text:span text:style-name="T8">of the project</text:span></text:p>
          <text:list>
            <text:list-item>
              <text:list>
                <text:list-header>
                  <text:h text:style-name="P11" text:outline-level="3"/>
                  <text:h text:style-name="P11" text:outline-level="3"/>
                  <text:h text:style-name="P11" text:outline-level="3"/>
                  <text:h text:style-name="P12" text:outline-level="3">Actors</text:h>
                </text:list-header>
              </text:list>
            </text:list-item>
          </text:list>
        </text:list-item>
      </text:list>
      <text:p text:style-name="P2"/>
      <text:list xml:id="list194327930107981" text:continue-numbering="true" text:style-name="L2">
        <text:list-item>
          <text:p text:style-name="P15"><text:span text:style-name="T1">Passenger : </text:span><text:span text:style-name="T5">P</text:span><text:span text:style-name="T1">erson who makes use of the MyTaxiService to make a request for a taxi service. He does not have to perform a log-in into the system to make requests. He can send requests either through </text:span><text:span text:style-name="T4">the web site or the mobile application.</text:span></text:p>
          <text:p text:style-name="P16"/>
        </text:list-item>
        <text:list-item>
          <text:p text:style-name="P13">Taxi driver : <text:span text:style-name="T8">P</text:span>erson who makes use of the MyTaxiService to attend requests for taxi services. He must have an account to log-in into the system, which includes a taxi code. He receives the requests in the mobile application.</text:p>
          <text:p text:style-name="P14"/>
        </text:list-item>
        <text:list-item>
          <text:p text:style-name="P14"><text:span text:style-name="T7">MyTaxiService </text:span>Developer : Developer who uses the programmatic interfaces of the solution to add some features on top of it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reeSans" style:font-family-complex="FreeSans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1:16:03.503785526</meta:creation-date>
    <dc:date>2015-10-29T19:43:26.296270073</dc:date>
    <dc:creator>Alexis Rougnant</dc:creator>
    <meta:editing-duration>PT13M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07" meta:character-count="1123" meta:non-whitespace-character-count="941"/>
  </office:meta>
</office:document-meta>
</file>